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289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P-titre1">
      <style:table-cell-properties fo:border="0.06pt solid #000000"/>
    </style:style>
    <style:style style:name="ce3" style:family="table-cell" style:parent-style-name="P-titre2">
      <style:table-cell-properties fo:border="0.06pt solid #000000"/>
    </style:style>
    <style:style style:name="ce4" style:family="table-cell" style:parent-style-name="P-titre2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P-titre2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P-titre2">
      <style:table-cell-properties fo:border="0.06pt solid #000000"/>
      <style:text-properties style:use-window-font-color="true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P-titre2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9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10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11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12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13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14" style:family="table-cell" style:parent-style-name="Default">
      <style:table-cell-properties fo:border="0.06pt solid #000000"/>
      <style:map style:condition="cell-content()!=&quot;&quot;" style:apply-style-name="P-vert" style:base-cell-address="Liste.B2"/>
    </style:style>
    <style:style style:name="ce15" style:family="table-cell" style:parent-style-name="P-Pourcentage">
      <style:table-cell-properties fo:border="0.06pt solid #000000"/>
    </style:style>
    <style:style style:name="ce16" style:family="table-cell" style:parent-style-name="Default">
      <style:table-cell-properties fo:border="0.06pt solid #000000"/>
      <style:map style:condition="cell-content()!=&quot;&quot;" style:apply-style-name="P-rouge" style:base-cell-address="Liste.C2"/>
    </style:style>
  </office:automatic-styles>
  <office:body>
    <office:spreadsheet>
      <table:calculation-settings table:automatic-find-labels="false"/>
      <table:table table:name="Liste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16"/>
        <table:table-row table:style-name="ro1">
          <table:table-cell table:style-name="ce1"/>
          <table:table-cell table:style-name="ce2" office:value-type="string" calcext:value-type="string">
            <text:p>Je sais faire</text:p>
          </table:table-cell>
          <table:table-cell table:style-name="ce2" office:value-type="string" calcext:value-type="string">
            <text:p>je dois le travailler</text:p>
          </table:table-cell>
        </table:table-row>
        <table:table-row table:style-name="ro2">
          <table:table-cell table:style-name="ce2" office:value-type="string" calcext:value-type="string">
            <text:p>JDBC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se connecter à un serveur de base données à partir de la conso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4" office:value-type="string" calcext:value-type="string">
            <text:p>configurer mysql-connector/j</text:p>
          </table:table-cell>
          <table:table-cell table:style-name="ce9" office:value-type="string" calcext:value-type="string">
            <text:p>x</text:p>
          </table:table-cell>
          <table:table-cell/>
        </table:table-row>
        <table:table-row table:style-name="ro3">
          <table:table-cell table:style-name="ce5" office:value-type="string" calcext:value-type="string">
            <text:p>charger le pilote JDB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réer l’interface entre une base de données et une application java</text:p>
          </table:table-cell>
          <table:table-cell table:style-name="ce11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tiliser la classe Statement</text:p>
          </table:table-cell>
          <table:table-cell table:style-name="ce1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tiliser la classe PreparedStatement</text:p>
          </table:table-cell>
          <table:table-cell table:style-name="ce13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tiliser la classe ResultSet</text:p>
          </table:table-cell>
          <table:table-cell table:style-name="ce1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tiliser la classe ResultSetMetaDat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table:style-name="ce7" office:value-type="string" calcext:value-type="string">
            <text:p>chargement et manipulation de données en temps rée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 table:number-rows-repeated="2">
          <table:table-cell table:style-name="ce1"/>
          <table:table-cell table:number-columns-repeated="2"/>
        </table:table-row>
        <table:table-row table:style-name="ro5">
          <table:table-cell table:style-name="ce2" office:value-type="string" calcext:value-type="string">
            <text:p>pourcentage</text:p>
          </table:table-cell>
          <table:table-cell table:style-name="ce15" table:formula="of:=((ROWS([.B2:.B11])-COUNTBLANK([.B2:.B11]))/ROWS([.B2:.B11]))" office:value-type="percentage" office:value="0.7" calcext:value-type="percentage">
            <text:p>70,00%</text:p>
          </table:table-cell>
          <table:table-cell table:style-name="ce15" table:formula="of:=((ROWS([.C2:.C11])-COUNTBLANK([.C2:.C11]))/ROWS([.C2:.C11]))" office:value-type="percentage" office:value="0.3" calcext:value-type="percentage">
            <text:p>30,00%</text:p>
          </table:table-cell>
        </table:table-row>
        <calcext:conditional-formats>
          <calcext:conditional-format calcext:target-range-address="Liste.B14:Liste.C14">
            <calcext:data-bar calcext:negative-color="#ff0000" calcext:positive-color="#00cc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Liste.B10:Liste.B13 Liste.B2:Liste.B3">
            <calcext:condition calcext:apply-style-name="P-vert" calcext:value="!=&quot;&quot;" calcext:base-cell-address="Liste.B2"/>
          </calcext:conditional-format>
          <calcext:conditional-format calcext:target-range-address="Liste.C2:Liste.C13">
            <calcext:condition calcext:apply-style-name="P-rouge" calcext:value="!=&quot;&quot;" calcext:base-cell-address="Liste.C2"/>
          </calcext:conditional-format>
          <calcext:conditional-format calcext:target-range-address="Liste.B4:Liste.B4">
            <calcext:condition calcext:apply-style-name="P-vert" calcext:value="!=&quot;&quot;" calcext:base-cell-address="Liste.B3"/>
          </calcext:conditional-format>
          <calcext:conditional-format calcext:target-range-address="Liste.B5:Liste.B5">
            <calcext:condition calcext:apply-style-name="P-vert" calcext:value="!=&quot;&quot;" calcext:base-cell-address="Liste.B3"/>
          </calcext:conditional-format>
          <calcext:conditional-format calcext:target-range-address="Liste.B7:Liste.B7">
            <calcext:condition calcext:apply-style-name="P-vert" calcext:value="!=&quot;&quot;" calcext:base-cell-address="Liste.B3"/>
          </calcext:conditional-format>
          <calcext:conditional-format calcext:target-range-address="Liste.B9:Liste.B9">
            <calcext:condition calcext:apply-style-name="P-vert" calcext:value="!=&quot;&quot;" calcext:base-cell-address="Liste.B3"/>
          </calcext:conditional-format>
          <calcext:conditional-format calcext:target-range-address="Liste.B8:Liste.B8">
            <calcext:condition calcext:apply-style-name="P-vert" calcext:value="!=&quot;&quot;" calcext:base-cell-address="Liste.B7"/>
          </calcext:conditional-format>
          <calcext:conditional-format calcext:target-range-address="Liste.B6:Liste.B6">
            <calcext:condition calcext:apply-style-name="P-vert" calcext:value="!=&quot;&quot;" calcext:base-cell-address="Liste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background-color="transparent" loext:vertical-justify="auto"/>
      <style:paragraph-properties fo:text-align="center" css3t:text-justify="auto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-titre1" style:family="table-cell" style:parent-style-name="Default">
      <style:table-cell-properties fo:background-color="#00ccff" style:text-align-source="fix" style:repeat-content="false" fo:wrap-option="wrap" style:vertical-align="middle" loext:vertical-justify="auto"/>
      <style:paragraph-properties fo:text-align="center" css3t:text-justify="auto"/>
      <style:text-properties fo:font-size="14pt" fo:font-weight="bold"/>
    </style:style>
    <style:style style:name="P-titre2" style:family="table-cell" style:parent-style-name="Default">
      <style:table-cell-properties fo:background-color="#66ffff" style:text-align-source="fix" style:repeat-content="false" fo:wrap-option="wrap" loext:vertical-justify="auto"/>
      <style:paragraph-properties fo:text-align="start" css3t:text-justify="auto"/>
      <style:text-properties fo:font-size="12pt"/>
    </style:style>
    <style:style style:name="P-titre3" style:family="table-cell" style:parent-style-name="Default">
      <style:table-cell-properties fo:background-color="#ccffff"/>
      <style:text-properties fo:font-size="12pt" fo:font-style="italic"/>
    </style:style>
    <style:style style:name="P-Pourcentage" style:family="table-cell" style:parent-style-name="Result2" style:data-style-name="N11"/>
    <style:style style:name="P-vert" style:family="table-cell" style:parent-style-name="Default">
      <style:table-cell-properties fo:background-color="#99ff99"/>
    </style:style>
    <style:style style:name="P-rouge" style:family="table-cell" style:parent-style-name="P-vert">
      <style:table-cell-properties fo:background-color="#ff3333"/>
    </style:style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4:06:39.300011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5T16:54:00.082820314</dc:date>
    <meta:editing-duration>PT5H18M45S</meta:editing-duration>
    <meta:editing-cycles>35</meta:editing-cycles>
    <meta:generator>LibreOffice/4.3.3.2$Linux_X86_64 LibreOffice_project/430m0$Build-2</meta:generator>
    <dc:title>Auto Evaluation</dc:title>
    <meta:document-statistic meta:table-count="1" meta:cell-count="25" meta:object-count="0"/>
  </office:meta>
</office:document-meta>
</file>